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0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</text:span><text:span text:style-name="T1">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Global Bus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2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global bus connectivity when in operating configuration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set of block boards. A digital multimeter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Connect all boards using top and bottom connectors.</text:p>
          </table:table-cell>
          <table:table-cell table:style-name="ce7" office:value-type="string">
            <text:p>Connectors should seat completely.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7" office:value-type="string">
            <text:p>Measure between bottom connector pin 1 on bottom board and top connector pin 1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7" office:value-type="string">
            <text:p>Measure between bottom connector pin 6 on bottom board and top connector pin 6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7" office:value-type="string">
            <text:p>Measure between bottom connector pin 7 on bottom board and top connector pin 7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7" office:value-type="string">
            <text:p>Measure between bottom connector pin 8 on bottom board and top connector pin 8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7" office:value-type="string">
            <text:p>Measure between bottom connector pin 9 on bottom board and top connector pin 9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7" office:value-type="string">
            <text:p>Measure between bottom connector pin 7 on bottom board and top connector pin 7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7" office:value-type="string">
            <text:p>Connect all boards using left and right connectors.</text:p>
          </table:table-cell>
          <table:table-cell table:style-name="ce7" office:value-type="string">
            <text:p>Connectors should seat completely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7" office:value-type="string">
            <text:p>Measure between left connector pin 1 on left board and right connector pin 1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7" office:value-type="string">
            <text:p>Measure between left connector pin 6 on left board and right connector pin 6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7" office:value-type="string">
            <text:p>Measure between left connector pin 7 on left board and right connector pin 7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7" office:value-type="string">
            <text:p>Measure between left connector pin 8 on left board and right connector pin 8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7" office:value-type="string">
            <text:p>Measure between left connector pin 9 on left board and right connector pin 9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0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4T10:51:58.74</dc:date>
    <meta:generator>OpenOffice.org/3.3$Win32 OpenOffice.org_project/330m20$Build-9567</meta:generator>
    <meta:editing-duration>PT57M3S</meta:editing-duration>
    <meta:editing-cycles>6</meta:editing-cycles>
    <meta:document-statistic meta:table-count="1" meta:cell-count="63" meta:object-count="0"/>
  </office:meta>
</office:document-meta>
</file>